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09in"/>
    </style:style>
    <style:style style:name="co3" style:family="table-column">
      <style:table-column-properties fo:break-before="auto" style:column-width="1.3654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Data is in Rows" table:style-name="ta1" table:print="false">
        <table:shapes>
          <draw:frame draw:z-index="0" draw:style-name="gr1" svg:width="6.0488in" svg:height="3.5429in" svg:x="0.9067in" svg:y="1.5705in">
            <draw:object draw:notify-on-update-of-ranges="'Data is in Rows'.B7:'Data is in Rows'.F7 'Data is in Rows'.B8:'Data is in Rows'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ictitious peoples Favorite Pie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>
            <text:p>Apple</text:p>
          </table:table-cell>
          <table:table-cell table:style-name="ce1" office:value-type="string">
            <text:p>Cherry</text:p>
          </table:table-cell>
          <table:table-cell table:style-name="ce1" office:value-type="string">
            <text:p>Lemon Meringue</text:p>
          </table:table-cell>
          <table:table-cell table:style-name="ce1" office:value-type="string">
            <text:p>Key Lime</text:p>
          </table:table-cell>
          <table:table-cell table:style-name="ce1" office:value-type="string">
            <text:p>Blueberry</text:p>
          </table:table-cell>
        </table:table-row>
        <table:table-row table:style-name="ro1">
          <table:table-cell/>
          <table:table-cell table:style-name="ce1" office:value-type="float" office:value="47">
            <text:p>47</text:p>
          </table:table-cell>
          <table:table-cell table:style-name="ce1" table:formula="of:=9+14" office:value-type="float" office:value="23">
            <text:p>2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4">
            <text:p>24</text:p>
          </table:table-cell>
        </table:table-row>
      </table:table>
      <table:table table:name="Data is in Column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Fictitious peoples Favorite P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Cherry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Lemon Mering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Key Lime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Blueberry</text:p>
          </table:table-cell>
          <table:table-cell office:value-type="float" office:value="24">
            <text:p>2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09/10/2011</text:date>, <text:time>09:5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35S</meta:editing-duration>
    <meta:editing-cycles>4</meta:editing-cycles>
    <meta:generator>LibreOffice/3.4$Win32 LibreOffice_project/340m1$Build-12</meta:generator>
    <dc:date>2011-09-10T09:51:07.40</dc:date>
    <meta:document-statistic meta:table-count="3" meta:cell-count="2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MS Reference Sans Serif'" style:font-style-name="Bold" fo:font-size="10pt" fo:font-weight="bold" style:font-size-asian="10pt" style:font-size-complex="10pt"/>
    </style:style>
    <style:style style:name="ch4" style:family="chart">
      <style:chart-properties chart:three-dimensional="true"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ffff66"/>
    </style:style>
    <style:style style:name="ch12" style:family="chart">
      <style:chart-properties chart:solid-type="cuboid"/>
      <style:graphic-properties draw:fill-color="#3deb3d"/>
    </style:style>
    <style:style style:name="ch13" style:family="chart">
      <style:chart-properties chart:solid-type="cuboid"/>
      <style:graphic-properties draw:fill-color="#0084d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65cm" svg:height="9cm" xlink:href=".." xlink:type="simple" chart:class="chart:circle" chart:style-name="ch1">
        <chart:title svg:x="8.443cm" svg:y="0.369cm" chart:style-name="ch2">
          <text:p>Pie Chart (Peoples favorite pies)</text:p>
        </chart:title>
        <chart:legend svg:x="10.6cm" svg:y="3.985cm" style:legend-expansion="custom" chartooo:width="3.72cm" chartooo:height="2.72cm" style:legend-expansion-aspect-ratio="1.36764705882353" chart:style-name="ch3"/>
        <chart:plot-area chart:style-name="ch4" table:cell-range-address="'Data is in Rows'.B7:'Data is in Rows'.F8" chart:data-source-has-labels="row" svg:x="2.775cm" svg:y="1.696cm" svg:width="5.046cm" svg:height="5.628cm" dr3d:transform="matrix (0.945518575599317 0.157838573326675 0.284748323905233 -2.77555756156289E-017 0.874619707139396 -0.484809620246337 -0.325568154457157 0.458396501572162 0.826969179685533 0cm 0cm 0cm)" dr3d:vrp="(0 0 87591.2408759124)" dr3d:projection="parallel" dr3d:distance="4.2cm" dr3d:focal-length="8cm" dr3d:shadow-slant="0" dr3d:shade-mode="gouraud" dr3d:ambient-color="#666666" dr3d:lighting-mode="true">
          <chartooo:coordinate-region svg:x="2.775cm" svg:y="1.287cm" svg:width="5.046cm" svg:height="6.447cm"/>
          <dr3d:light dr3d:diffuse-color="#808080" dr3d:direction="(0 0 1)" dr3d:enabled="false" dr3d:specular="true"/>
          <dr3d:light dr3d:diffuse-color="#b3b3b3" dr3d:direction="(0.300470523568574 0.278332084809982 0.95511712110701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Data is in Rows'.B7:'Data is in Rows'.F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Data is in Rows'.B8:'Data is in Rows'.F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</text:p>
                <draw:g>
                  <svg:desc>'Data is in Rows'.B7:'Data is in Rows'.F7</svg:desc>
                </draw:g>
              </table:table-cell>
              <table:table-cell office:value-type="string">
                <text:p>Cherry</text:p>
              </table:table-cell>
              <table:table-cell office:value-type="string">
                <text:p>Lemon Meringue</text:p>
              </table:table-cell>
              <table:table-cell office:value-type="string">
                <text:p>Key Lime</text:p>
              </table:table-cell>
              <table:table-cell office:value-type="string">
                <text:p>Blueberry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7">
                <text:p>47</text:p>
                <draw:g>
                  <svg:desc>'Data is in Rows'.B8:'Data is in Rows'.F8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